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556000003007B366155.png" manifest:media-type="image/png"/>
  <manifest:file-entry manifest:full-path="Pictures/100000000000055600000300F2622EC9.png" manifest:media-type="image/png"/>
  <manifest:file-entry manifest:full-path="Pictures/100000000000055600000300C1DBCA76.png" manifest:media-type="image/png"/>
  <manifest:file-entry manifest:full-path="Pictures/1000000000000556000003006C15542D.png" manifest:media-type="image/png"/>
  <manifest:file-entry manifest:full-path="Pictures/1000000000000556000003006AEBDBC7.png" manifest:media-type="image/png"/>
  <manifest:file-entry manifest:full-path="Pictures/100000000000055600000300ED494EA4.png" manifest:media-type="image/png"/>
  <manifest:file-entry manifest:full-path="Pictures/1000000000000556000003009E7FB0B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atabase Storage</text:p>
      <text:p text:style-name="Standard"><draw:frame draw:style-name="fr1" draw:name="graphics1" text:anchor-type="paragraph" svg:x="-0.1681in" svg:y="0in" svg:width="6.9118in" svg:height="3.6244in" draw:z-index="0"><draw:image xlink:href="Pictures/100000000000055600000300ED494EA4.png" xlink:type="simple" xlink:show="embed" xlink:actuate="onLoad"/></draw:frame><draw:frame draw:style-name="fr1" draw:name="graphics2" text:anchor-type="paragraph" svg:x="-0.1772in" svg:y="3.6783in" svg:width="6.9602in" svg:height="4.2035in" draw:z-index="1"><draw:image xlink:href="Pictures/100000000000055600000300F2622EC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Input.php</text:p>
      <text:p text:style-name="Standard"><draw:frame draw:style-name="fr1" draw:name="graphics3" text:anchor-type="paragraph" svg:x="0in" svg:y="0.1063in" svg:width="6.9252in" svg:height="3.8929in" draw:z-index="2"><draw:image xlink:href="Pictures/1000000000000556000003006C15542D.png" xlink:type="simple" xlink:show="embed" xlink:actuate="onLoad"/></draw:frame><draw:frame draw:style-name="fr1" draw:name="graphics4" text:anchor-type="paragraph" svg:x="0in" svg:y="4.1339in" svg:width="6.9252in" svg:height="3.8929in" draw:z-index="3"><draw:image xlink:href="Pictures/1000000000000556000003009E7FB0B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Do Math</text:p>
      <text:p text:style-name="Standard"/>
      <text:p text:style-name="Standard"><draw:frame draw:style-name="fr2" draw:name="graphics5" text:anchor-type="paragraph" svg:width="6.9252in" svg:height="3.8929in" draw:z-index="4"><draw:image xlink:href="Pictures/1000000000000556000003006AEBDBC7.png" xlink:type="simple" xlink:show="embed" xlink:actuate="onLoad"/></draw:frame></text:p>
      <text:p text:style-name="Standard"/>
      <text:p text:style-name="Standard"><draw:frame draw:style-name="fr2" draw:name="graphics6" text:anchor-type="paragraph" svg:width="6.9252in" svg:height="3.8929in" draw:z-index="5"><draw:image xlink:href="Pictures/100000000000055600000300C1DBCA76.png" xlink:type="simple" xlink:show="embed" xlink:actuate="onLoad"/></draw:frame></text:p>
      <text:p text:style-name="Standard"/>
      <text:p text:style-name="Standard"/>
      <text:p text:style-name="Standard"/>
      <text:p text:style-name="Standard"><text:soft-page-break/>php validation</text:p>
      <text:p text:style-name="Standard"><draw:frame draw:style-name="fr2" draw:name="graphics7" text:anchor-type="paragraph" svg:width="6.9252in" svg:height="3.8929in" draw:z-index="6"><draw:image xlink:href="Pictures/1000000000000556000003007B36615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urtlebot </meta:initial-creator>
    <meta:creation-date>2014-02-13T10:11:24</meta:creation-date>
    <dc:date>2014-02-13T13:22:16</dc:date>
    <dc:creator>turtlebot </dc:creator>
    <meta:editing-duration>PT3H6M9S</meta:editing-duration>
    <meta:editing-cycles>2</meta:editing-cycles>
    <meta:generator>LibreOffice/3.5$Linux_X86_64 LibreOffice_project/350m1$Build-2</meta:generator>
    <meta:document-statistic meta:table-count="0" meta:image-count="7" meta:object-count="0" meta:page-count="4" meta:paragraph-count="4" meta:word-count="7" meta:character-count="46" meta:non-whitespace-character-count="43"/>
  </office:meta>
</office:document-meta>
</file>